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b2c4f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b2c4f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VI</text:span></text:p>
      <text:p text:style-name="P2"><text:span text:style-name="T4">Даша и Павел неторопливо направлялись по знакомому коридору. На лице Алехина было заметно легкое волнение. Девушка же шла спокойно и уверенно. Войдя в бильярдную, Павел остановился, посмотрев на Дашу.</text:span></text:p>
      <text:p text:style-name="P2"><text:span text:style-name="T4">–Ты уверена? – спросил парень.</text:span></text:p>
      <text:p text:style-name="P2"><text:span text:style-name="T4">–Пошли <text:s/>уже, – сказала она, прикладывая ключ к нише. </text:span></text:p>
      <text:p text:style-name="P2"><text:span text:style-name="T4">Войдя в открывшуюся комнату следом за Павлом, девушка приложила ключ к нише. После знакомого щелчка все двери оказались закрыты. </text:span></text:p>
      <text:p text:style-name="P2"><text:span text:style-name="T4">–Слушай, а ты же не сделаешь ничего против моей воли? – улыбаясь, спросила девушка.</text:span></text:p>
      <text:p text:style-name="P2"><text:span text:style-name="T4">–Нет. Скажи, и мы уйдем.</text:span></text:p>
      <text:p text:style-name="P2"><text:span text:style-name="T4">–Ну уж нет, так неинтересно. Я вот тут подумала, – сказала девушка, оттесняя Павла к стене. </text:span></text:p>
      <text:p text:style-name="P2"><text:span text:style-name="T4">–Слушаю тебя, – сказал тот, делая очередной шаг назад и прижимаясь к стене спиной.</text:span></text:p>
      <text:p text:style-name="P2"><text:span text:style-name="T4">–Сегодня мы играем по моим правилам! – улыбнувшись, уверенно сказала девушка. </text:span></text:p>
      <text:p text:style-name="P2"><text:span text:style-name="T4">–И что же это значит?</text:span></text:p>
      <text:p text:style-name="P2"><text:span text:style-name="T4">–Знаешь, я решила, что подчиняться сегодня будешь ты. Так будет справедливо, – улыбнувшись, сказала она. </text:span></text:p>
      <text:p text:style-name="P2"><text:span text:style-name="T4">Павел удивленно посмотрел на нее, но не успел он опомниться, как Даша резко притянула его за галстук и посмотрела в глаза. </text:span></text:p>
      <text:p text:style-name="P2"><text:span text:style-name="T4">–Стой здесь, иначе хуже будет! </text:span></text:p>
      <text:p text:style-name="P2"><text:soft-page-break/><text:span text:style-name="T4">–Веревка в третьей тумбочке слева, повязки второй ящик сверху справа, – усмехнувшись, сказал Павел. </text:span></text:p>
      <text:p text:style-name="P2"><text:span text:style-name="T4">–Благодарю за помощь, – ответила девушка. </text:span></text:p>
      <text:p text:style-name="P2"><text:span text:style-name="T4">Взяв все необходимое, Даша вернулась к Павлу. В несколько легких движений его рубашка упала на пол, руки были связаны прочным узлом и привязаны к кольцу в потолке. Глаза закрывала изящная черная повязка. </text:span></text:p>
      <text:p text:style-name="P2"><text:span text:style-name="T4">–Ну что ж, начнем! – хитро произнесла Даша, крутя в руках ручку. </text:span></text:p>
      <text:p text:style-name="P2"><text:span text:style-name="T4">–Я уже в предвкушении, ответил Павел. </text:span></text:p>
      <text:p text:style-name="P2"><text:span text:style-name="T4">Даша осторожно провела кончиками пальцев по телу Павла, на что тот прогнулся, глубоко дыша. «А теперь, Павлик мы поговорим о твоем поведении!» – строго сказала девушка, резко надавливая и проводя ногтями по торсу, оставляя яркие следы. Издав непонятный звук, Павел резко прогнулся, а Даша, не останавливаясь, провела ногтями по груди и ключице, переходя на спину. С каждым движением она все более разукрашивала тело Алехина. Павел, изгибаясь из стороны в сторону, издавал стоны, пытаясь сопротивляться, но руки его были крепко связаны. </text:span></text:p>
      <text:p text:style-name="P2"><text:span text:style-name="T4">–Ну ты чего? Мы же только начали, – усмехнулась Даша, проводя очередную полосу и поворачивая верхушку ручки. </text:span></text:p>
      <text:p text:style-name="P2"><text:span text:style-name="T4">–Допустим, продолжай, – ответил Павел.</text:span></text:p>
      <text:p text:style-name="P2"><text:span text:style-name="T4">–Ну вообще, условия здесь ставить буду я. Ну а теперь перейдем к интересному, – сказала девушка, проводя ручкой по свежей царапине. Вытянувшись в струнку, Павел издал громкий стон.</text:span></text:p>
      <text:p text:style-name="P2"><text:span text:style-name="T4">–Откуда она у тебя!?</text:span></text:p>
      <text:p text:style-name="P2"><text:soft-page-break/><text:span text:style-name="T4">–А вот это неважно, – усмехнулась девушка, продолжая водить по царапинам ручкой и наблюдать за телодвижениями Павла. </text:span></text:p>
      <text:p text:style-name="P2"><text:span text:style-name="T4">Наконец оторвав ручку от тела Павла и дав ему отдышаться, Даша сняла со стеллажа многожильную грубую плеть. </text:span></text:p>
      <text:p text:style-name="P2"><text:span text:style-name="T4">–Ты что там делаешь? – спросил сквозь сбитое дыхание Павел. </text:span></text:p>
      <text:p text:style-name="P2"><text:span text:style-name="T4">–Сейчас узнаешь, – ответила Даша, подходя к нему. </text:span></text:p>
      <text:p text:style-name="P2"><text:span text:style-name="T4">Чмокнув его в течение нескольких секунд, она резко оторвалась и нанесла три сильных удара, на что Павел прогнулся, слегка вскрикнув. </text:span></text:p>
      <text:p text:style-name="P2"><text:span text:style-name="T4">–Хорошие удары, Дарья Дмитриевна. </text:span></text:p>
      <text:p text:style-name="P2"><text:span text:style-name="T4">–Попрошу вас молчать, Павел Даниилович. Не хотелось бы вам еще рот закрывать, – сказала девушка, нанося еще несколько сильных ударов и параллельно проводя по телу ручкой, заставляя Павла издать громкий стон и извиваться из стороны в сторону. Наконец, плеть упала из рук Даши на пол. Девушка осторожно развязала веревку и, поправив волосы, сняла Повязку с глаз Павла.</text:span></text:p>
      <text:p text:style-name="P2"><text:span text:style-name="T4">–Признаюсь, ты прекрасный доминант, – сказал молодой человек, разминая затекшие кисти. </text:span></text:p>
      <text:p text:style-name="P2"><text:span text:style-name="T4">–Я не доминант. Я просто хотела справедливости. Хотела, чтобы ты испытал на себе то, что ты хочешь, чтобы испытывали девушки. Теперь я окончательно простила тебя, но до завтра никаких поцелуев, и спать я буду одна. </text:span></text:p>
      <text:p text:style-name="P2"><text:span text:style-name="T4">–Даша. Я все понимаю, но…</text:span></text:p>
      <text:p text:style-name="P2"><text:span text:style-name="T4">–Никаких но, Алехин. Жду тебя через 15 минут у себя. Обработаем тело, – сказала она и гордо вышла. </text:span></text:p>
      <text:p text:style-name="P2"><text:soft-page-break/><text:span text:style-name="T4">Павел резко выдохнул, усмехнувшись, покачал головой, повесил на место плеть и, убрав веревку и повязку, вышел из комнаты, окинув напоследок ее взглядом. </text:span></text:p>
      <text:p text:style-name="P2"><text:span text:style-name="T4">Поднявшись наверх, он взял тряпочку и коньяк и направился в комнату к Даше. Зайдя, он положил все принесенное на стол. </text:span></text:p>
      <text:p text:style-name="P2"><text:span text:style-name="T4">–Ну что стоишь, садись, – сказала девушка, смачивая коньяком тряпочку.</text:span></text:p>
      <text:p text:style-name="P2"><text:span text:style-name="T4">–Ладно.</text:span></text:p>
      <text:p text:style-name="P2"><text:span text:style-name="T4">Павел спокойно сел по-турецки на кровать. Даша осторожно подошла к нему и начала обрабатывать царапины, на что тот выгнулся, но стерпел. Закончив, девушка пожелала ему спокойной ночи и выставила из комнаты. </text:span></text:p>
      <text:p text:style-name="P2"><text:span text:style-name="T4">Павел спокойно направился к себе и еще долго не мог уснуть с больным телом. А Даша уснула, незаметно для себя, погруженная в переосмысливание всего и глубокие раздумья, разглядывая кольцо, подаренное ей Павло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5:09.626000000</meta:creation-date>
    <dc:date>2022-05-15T19:35:35.450000000</dc:date>
    <meta:editing-duration>PT26S</meta:editing-duration>
    <meta:editing-cycles>1</meta:editing-cycles>
    <meta:document-statistic meta:table-count="0" meta:image-count="0" meta:object-count="0" meta:page-count="4" meta:paragraph-count="41" meta:word-count="670" meta:character-count="4449" meta:non-whitespace-character-count="3771"/>
    <meta:generator>LibreOffice/7.2.2.2$Windows_X86_64 LibreOffice_project/02b2acce88a210515b4a5bb2e46cbfb63fe97d56</meta:generator>
  </office:meta>
</office:document-meta>
</file>